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USCUVILCA RAFAEL ANGELA JINA LINDA MARICRU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749389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N RAMON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768482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USCUVILCA RAFAEL, ANGELA JINA LINDA MARICRUZ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749389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5 498 8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9968348</text:p>
          </table:table-cell>
          <table:table-cell table:style-name="Tabla2.D3" office:value-type="string">
            <text:p text:style-name="P17">23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6/08/2021</text:p>
          </table:table-cell>
          <table:table-cell table:style-name="Tabla2.A4" office:value-type="string">
            <text:p text:style-name="P16">41953967</text:p>
          </table:table-cell>
          <table:table-cell table:style-name="Tabla2.D4" office:value-type="string">
            <text:p text:style-name="P17">23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6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1:26:3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